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 would ask for your forgiveness in omitting
three of her four bodies in order to facilitate
the smooth progression of the stor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style-name="ce0"/>
          <table:table-cell table:style-name="ce0"/>
          <table:table-cell table:style-name="ce0" office:value-type="string">
            <text:p>........No one................. here......</text:p>
          </table:table-cell>
          <table:table-cell table:number-columns-repeated="1020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Shinigami girl continued to walk farther
into the cave to which she had been summoned.</text:p>
          </table:table-cell>
          <table:table-cell table:number-columns-repeated="1020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style-name="ce0"/>
          <table:table-cell table:style-name="ce0"/>
          <table:table-cell table:style-name="ce0" office:value-type="string">
            <text:p>\C[6]However, no matter how far she went, there
was not a single sign of life, let alone a
banquet.</text:p>
          </table:table-cell>
          <table:table-cell table:number-columns-repeated="1020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style-name="ce0"/>
          <table:table-cell table:style-name="ce0"/>
          <table:table-cell table:style-name="ce0" office:value-type="string">
            <text:p>\C[6]By now, any normal person would have begun to
harbor some suspicion, but as mentioned, this
Shinigami girl knew no doubt.</text:p>
          </table:table-cell>
          <table:table-cell table:number-columns-repeated="1020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style-name="ce0"/>
          <table:table-cell table:style-name="ce0"/>
          <table:table-cell table:style-name="ce0" office:value-type="string">
            <text:p>\C[6]That was because she possessed an
overwhelming strength in combat, capable
of utterly obliterating any foe she faced.</text:p>
          </table:table-cell>
          <table:table-cell table:number-columns-repeated="1020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style-name="ce0"/>
          <table:table-cell table:style-name="ce0"/>
          <table:table-cell table:style-name="ce0" office:value-type="string">
            <text:p>\C[6]She had never had any use of petty games
like backstabbing or deception.</text:p>
          </table:table-cell>
          <table:table-cell table:number-columns-repeated="1020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Maybe............. further....... in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